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4a79" officeooo:paragraph-rsid="00184a79"/>
    </style:style>
    <style:style style:name="P2" style:family="paragraph" style:parent-style-name="Standard">
      <style:paragraph-properties fo:text-align="center" style:justify-single-word="false"/>
      <style:text-properties officeooo:rsid="00184a79" officeooo:paragraph-rsid="00184a79"/>
    </style:style>
    <style:style style:name="P3" style:family="paragraph" style:parent-style-name="Standard">
      <style:text-properties fo:font-style="italic" officeooo:rsid="00184a79" officeooo:paragraph-rsid="00184a79" style:font-style-asian="italic" style:font-style-complex="italic"/>
    </style:style>
    <style:style style:name="P4" style:family="paragraph" style:parent-style-name="Standard">
      <style:text-properties officeooo:rsid="0019292b" officeooo:paragraph-rsid="00184a79"/>
    </style:style>
    <style:style style:name="P5" style:family="paragraph" style:parent-style-name="Standard">
      <style:text-properties officeooo:rsid="0019292b" officeooo:paragraph-rsid="0019292b"/>
    </style:style>
    <style:style style:name="P6" style:family="paragraph" style:parent-style-name="Standard">
      <style:text-properties officeooo:rsid="001a8ded" officeooo:paragraph-rsid="001a8ded"/>
    </style:style>
    <style:style style:name="P7" style:family="paragraph" style:parent-style-name="Heading_20_3">
      <style:paragraph-properties fo:break-before="page"/>
    </style:style>
    <style:style style:name="T1" style:family="text">
      <style:text-properties officeooo:rsid="0019292b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9292b"/>
    </style:style>
    <style:style style:name="T5" style:family="text">
      <style:text-properties style:text-position="super 58%" officeooo:rsid="001a8ded"/>
    </style:style>
    <style:style style:name="T6" style:family="text">
      <style:text-properties officeooo:rsid="001a8ded"/>
    </style:style>
    <style:style style:name="T7" style:family="text">
      <style:text-properties style:text-position="0% 100%" officeooo:rsid="001a8ded"/>
    </style:style>
    <style:style style:name="T8" style:family="text">
      <style:text-properties style:text-position="0% 100%" officeooo:rsid="001b52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vatar Univalence</text:p>
      <text:p text:style-name="P2">by Sven Nilsen, 2021</text:p>
      <text:p text:style-name="P1"/>
      <text:p text:style-name="P3">In this paper I introduce an L-system which might be used to find higher order mathematical theories.</text:p>
      <text:p text:style-name="P1"/>
      <text:p text:style-name="P5">Avatar Univalence builds on Avatar Schema Theory<text:span text:style-name="T3"><text:reference-ref text:reference-format="text" text:ref-name="avatar schema theory">[1]</text:reference-ref></text:span> with the distinction between Inside and Outside theories. It is part of the abstract framework Avatar Extensions<text:span text:style-name="T3"><text:reference-ref text:reference-format="text" text:ref-name="avatar extensions">[2]</text:reference-ref></text:span> for Path Semantics<text:span text:style-name="T3"><text:reference-ref text:reference-format="text" text:ref-name="path semantics">[3]</text:reference-ref></text:span>.</text:p>
      <text:p text:style-name="P1"/>
      <text:p text:style-name="P1">The grammar consist of 3 symbols `/`, `~` and ` ` (space). <text:span text:style-name="T1">It is parsed from left to right in prefix notation</text:span><text:span text:style-name="T4"><text:reference-ref text:reference-format="text" text:ref-name="polish notation">[4]</text:reference-ref></text:span><text:span text:style-name="T1">. Nodes are separated by ` ` (space). Two sequential symbols without space represents leafs.</text:span></text:p>
      <text:p text:style-name="P1"/>
      <text:p text:style-name="P1">There are 4 valid initial conditions, <text:span text:style-name="T6">representing 4 abstract mathematical ideas</text:span>:</text:p>
      <text:p text:style-name="P1"/>
      <text:p text:style-name="P1"><text:tab/>/ ~~<text:tab/><text:tab/><text:tab/>The core axiom of Path Semantics</text:p>
      <text:p text:style-name="P1"><text:tab/>~ ~~<text:tab/><text:tab/><text:tab/>Homotopy</text:p>
      <text:p text:style-name="P1"><text:tab/>/ /~<text:tab/><text:tab/><text:tab/>Inside univalence</text:p>
      <text:p text:style-name="P1"><text:tab/>~ /~<text:tab/><text:tab/><text:tab/>Outside univalence</text:p>
      <text:p text:style-name="P1"/>
      <text:p text:style-name="P1">There are 2 valid rules <text:span text:style-name="T6">applied in parallel as an L-system</text:span><text:span text:style-name="T5"><text:reference-ref text:reference-format="text" text:ref-name="l-system">[5]</text:reference-ref></text:span><text:span text:style-name="T7">. </text:span><text:span text:style-name="T8">The rules are chosen uniformly (unmixed)</text:span>:</text:p>
      <text:p text:style-name="P1"/>
      <text:p text:style-name="P1"><text:tab/>/~ =&gt; / ~~ ~ ~~<text:tab/><text:span text:style-name="T6">Inserting the core axiom of Path Semantics (termination)</text:span></text:p>
      <text:p text:style-name="P1"><text:tab/>/~ =&gt; / /~ ~ /~<text:tab/><text:tab/><text:span text:style-name="T6">Inserting inside and outside univalence (higher dimensional continuation)</text:span></text:p>
      <text:p text:style-name="P1"/>
      <text:p text:style-name="P6">The symbol `/` might be interpreted as discrete change or some directional morphism.</text:p>
      <text:p text:style-name="P6"/>
      <text:p text:style-name="P6">The symbol `~` might be interpreted as continuous change or some isomorphism.</text:p>
      <text:p text:style-name="P6"/>
      <text:h text:style-name="P7" text:outline-level="3">References:</text:h>
      <text:p text:style-name="P4"/>
      <text:p text:style-name="P5"><text:reference-mark-start text:name="avatar schema theory"/>[1]<text:reference-mark-end text:name="avatar schema theory"/><text:tab/>“Avatar Schema Theory”</text:p>
      <text:p text:style-name="P5"><text:tab/>Sven Nilsen, 2021</text:p>
      <text:p text:style-name="P5"><text:tab/><text:a xlink:type="simple" xlink:href="https://github.com/advancedresearch/path_semantics/blob/master/papers-wip/avatar-schema-theory.pdf" text:style-name="Internet_20_link" text:visited-style-name="Visited_20_Internet_20_Link"><text:span text:style-name="T2">https://github.com/advancedresearch/path_semantics/blob/master/papers-wip/avatar-schema-theory.pdf</text:span></text:a></text:p>
      <text:p text:style-name="P5"/>
      <text:p text:style-name="P5"><text:reference-mark-start text:name="avatar extensions"/>[2]<text:reference-mark-end text:name="avatar extensions"/><text:tab/>“Avatar Extensions”</text:p>
      <text:p text:style-name="P5"><text:tab/>AdvancedResearch – Summary page on Avatar Extensions</text:p>
      <text:p text:style-name="P5"><text:tab/><text:a xlink:type="simple" xlink:href="https://advancedresearch.github.io/avatar-extensions/summary.html" text:style-name="Internet_20_link" text:visited-style-name="Visited_20_Internet_20_Link"><text:span text:style-name="T2">https://advancedresearch.github.io/avatar-extensions/summary.html</text:span></text:a></text:p>
      <text:p text:style-name="P5"/>
      <text:p text:style-name="P5"><text:reference-mark-start text:name="path semantics"/>[3]<text:reference-mark-end text:name="path semantics"/><text:tab/>“Path Semantics”</text:p>
      <text:p text:style-name="P5"><text:tab/>AdvancedResearch</text:p>
      <text:p text:style-name="P5"><text:tab/><text:a xlink:type="simple" xlink:href="https://github.com/advancedresearch/path_semantics" text:style-name="Internet_20_link" text:visited-style-name="Visited_20_Internet_20_Link"><text:span text:style-name="T2">https://github.com/advancedresearch/path_semantics</text:span></text:a></text:p>
      <text:p text:style-name="P5"/>
      <text:p text:style-name="P5"><text:reference-mark-start text:name="polish notation"/>[4]<text:reference-mark-end text:name="polish notation"/><text:tab/>“Polish notation”</text:p>
      <text:p text:style-name="P5"><text:tab/>Wikipedia</text:p>
      <text:p text:style-name="P5"><text:tab/><text:a xlink:type="simple" xlink:href="https://en.wikipedia.org/wiki/Polish_notation" text:style-name="Internet_20_link" text:visited-style-name="Visited_20_Internet_20_Link"><text:span text:style-name="T2">https://en.wikipedia.org/wiki/Polish_notation</text:span></text:a></text:p>
      <text:p text:style-name="P5"/>
      <text:p text:style-name="P6"><text:reference-mark-start text:name="l-system"/>[5]<text:reference-mark-end text:name="l-system"/><text:tab/>“L-system”</text:p>
      <text:p text:style-name="P6"><text:tab/>Wikipedia</text:p>
      <text:p text:style-name="P6"><text:tab/><text:a xlink:type="simple" xlink:href="https://en.wikipedia.org/wiki/L-system" text:style-name="Internet_20_link" text:visited-style-name="Visited_20_Internet_20_Link"><text:span text:style-name="T2">https://en.wikipedia.org/wiki/L-system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3:12:11.344768000</meta:creation-date>
    <dc:date>2021-06-01T13:46:35.432271000</dc:date>
    <meta:editing-duration>PT2M32S</meta:editing-duration>
    <meta:editing-cycles>1</meta:editing-cycles>
    <meta:document-statistic meta:table-count="0" meta:image-count="0" meta:object-count="0" meta:page-count="2" meta:paragraph-count="31" meta:word-count="219" meta:character-count="1673" meta:non-whitespace-character-count="1459"/>
    <meta:generator>LibreOffice/5.1.2.2$MacOSX_X86_64 LibreOffice_project/d3bf12ecb743fc0d20e0be0c58ca359301eb705f</meta:generator>
  </office:meta>
</office:document-meta>
</file>